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rsid="001f08c9" officeooo:paragraph-rsid="001f08c9"/>
    </style:style>
    <style:style style:name="P3" style:family="paragraph" style:parent-style-name="Standard">
      <style:text-properties officeooo:rsid="001f08c9" officeooo:paragraph-rsid="00204cb1"/>
    </style:style>
    <style:style style:name="P4" style:family="paragraph" style:parent-style-name="Standard">
      <style:text-properties officeooo:rsid="00204cb1" officeooo:paragraph-rsid="00204cb1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margin-top="0cm" fo:margin-bottom="0cm" loext:contextual-spacing="false"/>
      <style:text-properties fo:font-size="8pt" officeooo:rsid="00204cb1" officeooo:paragraph-rsid="00204cb1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/>
      <style:text-properties fo:font-size="8pt" officeooo:rsid="001f08c9" officeooo:paragraph-rsid="00204cb1" style:font-size-asian="8pt" style:font-size-complex="8pt"/>
    </style:style>
    <style:style style:name="P8" style:family="paragraph" style:parent-style-name="Heading_20_1">
      <style:text-properties officeooo:rsid="001deb6a" officeooo:paragraph-rsid="001deb6a"/>
    </style:style>
    <style:style style:name="P9" style:family="paragraph" style:parent-style-name="Heading_20_1" style:master-page-name="First_20_Page">
      <style:paragraph-properties style:page-number="auto">
        <style:tab-stops>
          <style:tab-stop style:position="12.012cm"/>
        </style:tab-stops>
      </style:paragraph-properties>
      <style:text-properties officeooo:rsid="001f08c9" officeooo:paragraph-rsid="001f08c9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08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789a"/>
    </style:style>
    <style:style style:name="T6" style:family="text">
      <style:text-properties officeooo:rsid="00243bc9"/>
    </style:style>
    <style:style style:name="T7" style:family="text">
      <style:text-properties officeooo:rsid="002582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08068939" text:style-name="Outline">
        <text:list-item>
          <text:h text:style-name="P9" text:outline-level="1">Stream Async</text:h>
        </text:list-item>
        <text:list-item>
          <text:h text:style-name="P8" text:outline-level="1">Flutter Beta</text:h>
        </text:list-item>
      </text:list>
      <text:p text:style-name="Standard"/>
      <text:p text:style-name="Standard">Objetivo: <text:span text:style-name="T3">Ver programación de stream</text:span></text:p>
      <text:p text:style-name="Standard"/>
      <text:p text:style-name="Standard">F.Creación: <text:span text:style-name="T3">25-8</text:span>-2018</text:p>
      <text:p text:style-name="Standard"/>
      <text:p text:style-name="P1">Programa:</text:p>
      <text:p text:style-name="P1"/>
      <text:p text:style-name="P1">Fuente:<text:tab/><text:a xlink:type="simple" xlink:href="https://www.dartlang.org/tutorials/language/streams" text:style-name="Internet_20_link" text:visited-style-name="Visited_20_Internet_20_Link"><text:span text:style-name="T5">dartlang</text:span></text:a></text:p>
      <text:p text:style-name="P1"><text:tab/><text:tab/><text:a xlink:type="simple" xlink:href="https://www.dartlang.org/articles/libraries/creating-streams" text:style-name="Internet_20_link" text:visited-style-name="Visited_20_Internet_20_Link"><text:span text:style-name="T6">stream</text:span></text:a></text:p>
      <text:p text:style-name="P1"><text:tab/><text:tab/><text:a xlink:type="simple" xlink:href="https://www.dartlang.org/articles/libraries/broadcast-streams" text:style-name="Internet_20_link" text:visited-style-name="Visited_20_Internet_20_Link"><text:span text:style-name="T7">Broadcast</text:span></text:a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ax</text:p>
      <text:p text:style-name="P1">max82574971@gmail.com</text:p>
      <text:p text:style-name="P5"/>
      <text:p text:style-name="P2">Los stream presentan una secuencia asincrónica de datos</text:p>
      <text:p text:style-name="P2">La secuencia de datos incluye tanto eventos del usuario como lectura de archivos del usuario</text:p>
      <text:p text:style-name="P2">Se pueden procesar usando <text:span text:style-name="T4">Await</text:span> o <text:span text:style-name="T4">Listen</text:span>()</text:p>
      <text:p text:style-name="P2">Stream tiene manejo de errores</text:p>
      <text:p text:style-name="P3"/>
      <text:p text:style-name="P4">Ejemplo</text:p>
      <text:p text:style-name="P6">import 'dart:async';</text:p>
      <text:p text:style-name="P6"/>
      <text:p text:style-name="P6">Future&lt;int&gt; sumStream(Stream&lt;int&gt; stream) async {</text:p>
      <text:p text:style-name="P6"><text:s text:c="2"/>var sum = 0;</text:p>
      <text:p text:style-name="P6"><text:s text:c="2"/>await for (var value in stream) {</text:p>
      <text:p text:style-name="P6"><text:s text:c="4"/>sum += value;</text:p>
      <text:p text:style-name="P6"><text:s text:c="2"/>}</text:p>
      <text:p text:style-name="P6"><text:s text:c="2"/>return sum;</text:p>
      <text:p text:style-name="P6">}</text:p>
      <text:p text:style-name="P6"/>
      <text:p text:style-name="P6">Stream&lt;int&gt; countStream(int to) async* {</text:p>
      <text:p text:style-name="P6"><text:s text:c="2"/>for (int i = 1; i &lt;= to; i++) {</text:p>
      <text:p text:style-name="P6"><text:s text:c="4"/>yield i;</text:p>
      <text:p text:style-name="P6"><text:s text:c="2"/>}</text:p>
      <text:p text:style-name="P6">}</text:p>
      <text:p text:style-name="P6"/>
      <text:p text:style-name="P6">main() async {</text:p>
      <text:p text:style-name="P6"><text:s text:c="2"/>var stream = countStream(10);</text:p>
      <text:p text:style-name="P6"><text:s text:c="2"/>var sum = await sumStream(stream);</text:p>
      <text:p text:style-name="P6"><text:s text:c="2"/>print(sum); // 55</text:p>
      <text:p text:style-name="P6">}</text:p>
      <text:p text:style-name="P6"/>
      <text:list xml:id="list172900824226191" text:continue-numbering="true" text:style-name="Outline">
        <text:list-item>
          <text:list>
            <text:list-item>
              <text:h text:style-name="Heading_20_2" text:outline-level="2">Errores</text:h>
            </text:list-item>
          </text:list>
        </text:list-item>
      </text:list>
      <text:p text:style-name="P4">Las transmisiones(Stream) se realizan cuando no hay más eventos en ella. Al leer eventos utilizando un bucle de espera, los bucles se detienen cuando finaliza la transmisión.</text:p>
      <text:p text:style-name="P4">En algunos casos, ocurre un error antes de que se complete la transmisión; tal vez la red falló al obtener un archivo de un servidor remoto, o tal vez el código que crea los eventos tiene un error, pero alguien necesita saberlo.</text:p>
      <text:p text:style-name="P7"/>
      <text:list xml:id="list172901211889855" text:continue-numbering="true" text:style-name="Outline">
        <text:list-item>
          <text:list>
            <text:list-item>
              <text:h text:style-name="Heading_20_2" text:outline-level="2">Single subscription streams</text:h>
            </text:list-item>
          </text:list>
        </text:list-item>
      </text:list>
      <text:p text:style-name="Text_20_body">El tipo de flujo más común contiene una secuencia de eventos que son partes de un todo más grande. Los eventos deben entregarse en el orden correcto y sin perder ninguno de ellos. Este es el tipo de transmisión que recibe cuando lee un archivo o recibe una solicitud web.</text:p>
      <text:p text:style-name="Text_20_body"/>
      <text:p text:style-name="Text_20_body">Tal flujo solo se puede escuchar una vez. Volver a escuchar más tarde podría significar perderse los eventos iniciales, y luego el <text:soft-page-break/>resto de la transmisión no tiene sentido. Cuando empiece a escuchar, the data will be fetched and provided in chunks<text:span text:style-name="T5">(fragmento).</text:span></text:p>
      <text:p text:style-name="Text_20_body"/>
      <text:list xml:id="list172902495014415" text:continue-numbering="true" text:style-name="Outline">
        <text:list-item>
          <text:list>
            <text:list-item>
              <text:h text:style-name="Heading_20_2" text:outline-level="2">Broadcast streams</text:h>
            </text:list-item>
          </text:list>
        </text:list-item>
      </text:list>
      <text:p text:style-name="Text_20_body">El otro tipo de flujo está destinado a mensajes individuales que pueden manejarse uno a la vez. Este tipo de flujo se puede usar para eventos de mouse en un navegador, por ejemplo.</text:p>
      <text:p text:style-name="Text_20_body"/>
      <text:p text:style-name="Text_20_body">Puede comenzar a escuchar una transmisión de este tipo en cualquier momento, y obtendrá los eventos que se disparan mientras escucha. Más de un oyente puede escuchar al mismo tiempo, y puede volver a escuchar más tarde después de cancelar una suscripción anteri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8-25T18:13:58.269000000</meta:creation-date>
    <meta:editing-duration>PT3H41M43S</meta:editing-duration>
    <meta:generator>LibreOffice/6.1.3.2$Windows_X86_64 LibreOffice_project/86daf60bf00efa86ad547e59e09d6bb77c699acb</meta:generator>
    <dc:date>2018-12-12T17:28:58.566000000</dc:date>
    <meta:document-statistic meta:table-count="0" meta:image-count="0" meta:object-count="0" meta:page-count="4" meta:paragraph-count="43" meta:word-count="363" meta:character-count="2182" meta:non-whitespace-character-count="18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